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宋体" svg:font-family="宋体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49cm"/>
    </style:style>
    <style:style style:name="co2" style:family="table-column">
      <style:table-column-properties fo:break-before="auto" style:column-width="4.103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3.874cm"/>
    </style:style>
    <style:style style:name="co5" style:family="table-column">
      <style:table-column-properties fo:break-before="auto" style:column-width="4.027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3.969cm"/>
    </style:style>
    <style:style style:name="co8" style:family="table-column">
      <style:table-column-properties fo:break-before="auto" style:column-width="3.72cm"/>
    </style:style>
    <style:style style:name="co9" style:family="table-column">
      <style:table-column-properties fo:break-before="auto" style:column-width="12.774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3.364cm"/>
    </style:style>
    <style:style style:name="co12" style:family="table-column">
      <style:table-column-properties fo:break-before="auto" style:column-width="4.526cm"/>
    </style:style>
    <style:style style:name="co13" style:family="table-column">
      <style:table-column-properties fo:break-before="auto" style:column-width="5.556cm"/>
    </style:style>
    <style:style style:name="co14" style:family="table-column">
      <style:table-column-properties fo:break-before="auto" style:column-width="6.851cm"/>
    </style:style>
    <style:style style:name="co15" style:family="table-column">
      <style:table-column-properties fo:break-before="auto" style:column-width="3.21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5.964cm"/>
    </style:style>
    <style:style style:name="co18" style:family="table-column">
      <style:table-column-properties fo:break-before="auto" style:column-width="4.897cm"/>
    </style:style>
    <style:style style:name="co19" style:family="table-column">
      <style:table-column-properties fo:break-before="auto" style:column-width="13.866cm"/>
    </style:style>
    <style:style style:name="co20" style:family="table-column">
      <style:table-column-properties fo:break-before="auto" style:column-width="3.517cm"/>
    </style:style>
    <style:style style:name="co21" style:family="table-column">
      <style:table-column-properties fo:break-before="auto" style:column-width="3.542cm"/>
    </style:style>
    <style:style style:name="co22" style:family="table-column">
      <style:table-column-properties fo:break-before="auto" style:column-width="3.237cm"/>
    </style:style>
    <style:style style:name="co23" style:family="table-column">
      <style:table-column-properties fo:break-before="auto" style:column-width="47.93cm"/>
    </style:style>
    <style:style style:name="co24" style:family="table-column">
      <style:table-column-properties fo:break-before="auto" style:column-width="3.032cm"/>
    </style:style>
    <style:style style:name="co25" style:family="table-column">
      <style:table-column-properties fo:break-before="auto" style:column-width="2.676cm"/>
    </style:style>
    <style:style style:name="co26" style:family="table-column">
      <style:table-column-properties fo:break-before="auto" style:column-width="3.134cm"/>
    </style:style>
    <style:style style:name="co27" style:family="table-column">
      <style:table-column-properties fo:break-before="auto" style:column-width="5.122cm"/>
    </style:style>
    <style:style style:name="co28" style:family="table-column">
      <style:table-column-properties fo:break-before="auto" style:column-width="6.244cm"/>
    </style:style>
    <style:style style:name="co29" style:family="table-column">
      <style:table-column-properties fo:break-before="auto" style:column-width="8.334cm"/>
    </style:style>
    <style:style style:name="co30" style:family="table-column">
      <style:table-column-properties fo:break-before="auto" style:column-width="4.433cm"/>
    </style:style>
    <style:style style:name="co31" style:family="table-column">
      <style:table-column-properties fo:break-before="auto" style:column-width="7.938cm"/>
    </style:style>
    <style:style style:name="co32" style:family="table-column">
      <style:table-column-properties fo:break-before="auto" style:column-width="28.305cm"/>
    </style:style>
    <style:style style:name="co33" style:family="table-column">
      <style:table-column-properties fo:break-before="auto" style:column-width="4.613cm"/>
    </style:style>
    <style:style style:name="co34" style:family="table-column">
      <style:table-column-properties fo:break-before="auto" style:column-width="3.762cm"/>
    </style:style>
    <style:style style:name="co35" style:family="table-column">
      <style:table-column-properties fo:break-before="auto" style:column-width="2.268cm"/>
    </style:style>
    <style:style style:name="co36" style:family="table-column">
      <style:table-column-properties fo:break-before="auto" style:column-width="3.415cm"/>
    </style:style>
    <style:style style:name="co37" style:family="table-column">
      <style:table-column-properties fo:break-before="auto" style:column-width="4.74cm"/>
    </style:style>
    <style:style style:name="co38" style:family="table-column">
      <style:table-column-properties fo:break-before="auto" style:column-width="9.176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3.593cm"/>
    </style:style>
    <style:style style:name="co41" style:family="table-column">
      <style:table-column-properties fo:break-before="auto" style:column-width="10.144cm"/>
    </style:style>
    <style:style style:name="co42" style:family="table-column">
      <style:table-column-properties fo:break-before="auto" style:column-width="4.332cm"/>
    </style:style>
    <style:style style:name="co43" style:family="table-column">
      <style:table-column-properties fo:break-before="auto" style:column-width="9.507cm"/>
    </style:style>
    <style:style style:name="co44" style:family="table-column">
      <style:table-column-properties fo:break-before="auto" style:column-width="4.919cm"/>
    </style:style>
    <style:style style:name="co45" style:family="table-column">
      <style:table-column-properties fo:break-before="auto" style:column-width="10.349cm"/>
    </style:style>
    <style:style style:name="co46" style:family="table-column">
      <style:table-column-properties fo:break-before="auto" style:column-width="5.149cm"/>
    </style:style>
    <style:style style:name="co47" style:family="table-column">
      <style:table-column-properties fo:break-before="auto" style:column-width="5.607cm"/>
    </style:style>
    <style:style style:name="co48" style:family="table-column">
      <style:table-column-properties fo:break-before="auto" style:column-width="8.782cm"/>
    </style:style>
    <style:style style:name="co49" style:family="table-column">
      <style:table-column-properties fo:break-before="auto" style:column-width="3.261cm"/>
    </style:style>
    <style:style style:name="co50" style:family="table-column">
      <style:table-column-properties fo:break-before="auto" style:column-width="4.359cm"/>
    </style:style>
    <style:style style:name="co51" style:family="table-column">
      <style:table-column-properties fo:break-before="auto" style:column-width="5.454cm"/>
    </style:style>
    <style:style style:name="co52" style:family="table-column">
      <style:table-column-properties fo:break-before="auto" style:column-width="4.537cm"/>
    </style:style>
    <style:style style:name="co53" style:family="table-column">
      <style:table-column-properties fo:break-before="auto" style:column-width="4.129cm"/>
    </style:style>
    <style:style style:name="co54" style:family="table-column">
      <style:table-column-properties fo:break-before="auto" style:column-width="4.79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PageStyle_5f_玩家">
      <style:table-properties table:display="true" style:writing-mode="lr-tb"/>
    </style:style>
    <style:style style:name="ta2" style:family="table" style:master-page-name="PageStyle_5f_弟子">
      <style:table-properties table:display="true" style:writing-mode="lr-tb"/>
    </style:style>
    <style:style style:name="ta3" style:family="table" style:master-page-name="PageStyle_5f_武功">
      <style:table-properties table:display="true" style:writing-mode="lr-tb"/>
    </style:style>
    <style:style style:name="ta4" style:family="table" style:master-page-name="PageStyle_5f_道具">
      <style:table-properties table:display="true" style:writing-mode="lr-tb"/>
    </style:style>
    <style:style style:name="ta5" style:family="table" style:master-page-name="PageStyle_5f_包裹">
      <style:table-properties table:display="true" style:writing-mode="lr-tb"/>
    </style:style>
    <style:style style:name="ta6" style:family="table" style:master-page-name="PageStyle_5f_武林谱">
      <style:table-properties table:display="true" style:writing-mode="lr-tb"/>
    </style:style>
    <style:style style:name="ta7" style:family="table" style:master-page-name="PageStyle_5f_江湖">
      <style:table-properties table:display="true" style:writing-mode="lr-tb"/>
    </style:style>
    <style:style style:name="ta8" style:family="table" style:master-page-name="PageStyle_5f_称号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" fo:font-size="11pt" fo:font-style="normal" fo:text-shadow="none" style:text-underline-style="none" fo:font-weight="bold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font-name="DejaVu Sans" style:font-name-asian="DejaVu Sans1" style:font-name-complex="DejaVu Sans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style:font-name="DejaVu Sans" style:font-name-asian="DejaVu Sans1" style:font-name-complex="DejaVu Sans"/>
    </style:style>
    <style:style style:name="ce12" style:family="table-cell" style:parent-style-name="Default">
      <style:text-properties style:font-name="DejaVu Sans" fo:font-weight="bold" style:font-name-asian="DejaVu Sans1" style:font-weight-asian="bold" style:font-name-complex="DejaVu Sans" style:font-weight-complex="bold"/>
    </style:style>
    <style:style style:name="ce13" style:family="table-cell" style:parent-style-name="Default" style:data-style-name="N30"/>
    <style:style style:name="ce14" style:family="table-cell" style:parent-style-name="Default">
      <style:text-properties style:font-name="DejaVu Sans" fo:font-weight="normal" style:font-name-asian="DejaVu Sans1" style:font-weight-asian="normal" style:font-name-complex="DejaVu Sans" style:font-weight-complex="normal"/>
    </style:style>
    <style:style style:name="T1" style:family="text">
      <style:text-properties fo:color="#000000" style:text-outline="false" style:text-line-through-style="none" style:text-position="0% 100%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玩家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table:number-columns-repeated="1024"/>
        </table:table-row>
        <table:table-row table:style-name="ro2">
          <table:table-cell table:style-name="ce1" office:value-type="string">
            <text:p>玩家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玩家<text:span text:style-name="T1">id</text:span></text:p>
          </table:table-cell>
          <table:table-cell office:value-type="string">
            <text:p>主键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帐号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帐户昵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帐户头像</text:p>
          </table:table-cell>
          <table:table-cell office:value-type="string">
            <text:p>目前没有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帐户等级</text:p>
          </table:table-cell>
          <table:table-cell office:value-type="string">
            <text:p>外键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帐户经验</text:p>
          </table:table-cell>
          <table:table-cell office:value-type="string">
            <text:p>当前经验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上阵人数</text:p>
          </table:table-cell>
          <table:table-cell office:value-type="string">
            <text:p>当前上阵人数和最大上阵人数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>
            <text:p>VIP<text:span text:style-name="T2">等级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金币</text:p>
          </table:table-cell>
          <table:table-cell office:value-type="string">
            <text:p>金币数量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银币</text:p>
          </table:table-cell>
          <table:table-cell office:value-type="string">
            <text:p>银币数量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体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气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上阵人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列表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装备列表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列表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列表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首充是否使用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气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最后江湖关卡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注册日期时间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门派等级对应上阵弟子数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table:style-name="ce5" office:value-type="string">
            <text:p>Auto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门派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可上阵人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门派所需经验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3" office:value-type="string">
            <text:p>属性原子表</text:p>
          </table:table-cell>
          <table:table-cell table:style-name="ce3" office:value-type="string">
            <text:p>属性</text:p>
          </table:table-cell>
          <table:table-cell table:style-name="ce3" office:value-type="string">
            <text:p>说明</text:p>
          </table:table-cell>
          <table:table-cell table:style-name="Default" table:number-columns-repeated="1021"/>
        </table:table-row>
        <table:table-row table:style-name="ro2">
          <table:table-cell/>
          <table:table-cell office:value-type="string">
            <text:p>属性<text:span text:style-name="T1">ID</text:span></text:p>
          </table:table-cell>
          <table:table-cell/>
          <table:table-cell table:style-name="Default" table:number-columns-repeated="1021"/>
        </table:table-row>
        <table:table-row table:style-name="ro2">
          <table:table-cell/>
          <table:table-cell office:value-type="string">
            <text:p>属性名</text:p>
          </table:table-cell>
          <table:table-cell office:value-type="string">
            <text:p>(血, 攻, 防, 内, 破招, 格挡, 躲闪, 命中, 防爆, 暴击)</text:p>
          </table:table-cell>
          <table:table-cell table:style-name="Default" table:number-columns-repeated="1021"/>
        </table:table-row>
        <table:table-row table:style-name="ro2" table:number-rows-repeated="2">
          <table:table-cell table:number-columns-repeated="3"/>
          <table:table-cell table:style-name="Default" table:number-columns-repeated="1021"/>
        </table:table-row>
        <table:table-row table:style-name="ro2">
          <table:table-cell table:style-name="ce3" office:value-type="string">
            <text:p>属性加成表</text:p>
          </table:table-cell>
          <table:table-cell table:style-name="ce3" office:value-type="string">
            <text:p>属性</text:p>
          </table:table-cell>
          <table:table-cell table:style-name="ce3" office:value-type="string">
            <text:p>说明</text:p>
          </table:table-cell>
          <table:table-cell table:style-name="Default" table:number-columns-repeated="1021"/>
        </table:table-row>
        <table:table-row table:style-name="ro2">
          <table:table-cell/>
          <table:table-cell office:value-type="string">
            <text:p>属性<text:span text:style-name="T1">ID</text:span></text:p>
          </table:table-cell>
          <table:table-cell/>
          <table:table-cell table:style-name="Default" table:number-columns-repeated="1021"/>
        </table:table-row>
        <table:table-row table:style-name="ro2">
          <table:table-cell/>
          <table:table-cell office:value-type="string">
            <text:p>加成属性</text:p>
          </table:table-cell>
          <table:table-cell office:value-type="string">
            <text:p>属性原子表<text:span text:style-name="T1">ID</text:span></text:p>
          </table:table-cell>
          <table:table-cell table:style-name="Default" table:number-columns-repeated="1021"/>
        </table:table-row>
        <table:table-row table:style-name="ro2">
          <table:table-cell/>
          <table:table-cell office:value-type="string">
            <text:p>加成方式</text:p>
          </table:table-cell>
          <table:table-cell office:value-type="string">
            <text:p>比例<text:span text:style-name="T1">/</text:span><text:span text:style-name="T2">点数</text:span></text:p>
          </table:table-cell>
          <table:table-cell table:style-name="Default" table:number-columns-repeated="1021"/>
        </table:table-row>
        <table:table-row table:style-name="ro2" table:number-rows-repeated="2">
          <table:table-cell table:style-name="Default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office:value-type="string">
            <text:p>消息名</text:p>
          </table:table-cell>
          <table:table-cell table:style-name="ce6" office:value-type="string">
            <text:p>消息英文名</text:p>
          </table:table-cell>
          <table:table-cell table:style-name="ce4" office:value-type="string">
            <text:p>客服端请求结构</text:p>
          </table:table-cell>
          <table:table-cell table:style-name="ce4" office:value-type="string">
            <text:p>服务器回应结构</text:p>
          </table:table-cell>
          <table:table-cell table:style-name="ce4" office:value-type="string">
            <text:p>说明</text:p>
          </table:table-cell>
          <table:table-cell table:style-name="ce4" table:number-columns-repeated="1018"/>
        </table:table-row>
        <table:table-row table:style-name="ro2">
          <table:table-cell table:style-name="Default"/>
          <table:table-cell table:style-name="Default" office:value-type="string">
            <text:p>获得玩家信息</text:p>
          </table:table-cell>
          <table:table-cell table:style-name="Default"/>
          <table:table-cell table:style-name="Default" office:value-type="string">
            <text:p>账户名</text:p>
          </table:table-cell>
          <table:table-cell office:value-type="string">
            <text:p>玩家<text:span text:style-name="T1">id</text:span></text:p>
          </table:table-cell>
          <table:table-cell table:style-name="Default" office:value-type="string">
            <text:p>包含第一次登录，和每隔X分钟更新一次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3"/>
          <table:table-cell table:style-name="Default" office:value-type="string">
            <text:p>服务器区域</text:p>
          </table:table-cell>
          <table:table-cell office:value-type="string">
            <text:p>玩家帐号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帐户昵称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帐户头像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帐户等级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帐户经验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上阵人数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table:style-name="ce5" office:value-type="string">
            <text:p>VIP<text:span text:style-name="T2">等级</text:span>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金币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银币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体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气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上阵人数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弟子列表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装备列表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武功列表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称号列表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首充是否使用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气势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最后江湖关卡<text:span text:style-name="T1">id</text:span></text:p>
          </table:table-cell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office:value-type="string">
            <text:p>注册日期时间</text:p>
          </table:table-cell>
          <table:table-cell table:style-name="Default" table:number-columns-repeated="1019"/>
        </table:table-row>
        <table:table-row table:style-name="ro2" table:number-rows-repeated="6">
          <table:table-cell table:style-name="Default" table:number-columns-repeated="1024"/>
        </table:table-row>
        <table:table-row table:style-name="ro2" table:number-rows-repeated="65477">
          <table:table-cell table:number-columns-repeated="1024"/>
        </table:table-row>
        <table:table-row table:style-name="ro3" table:number-rows-repeated="9830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卡牌 (弟子)" table:style-name="ta2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number-columns-repeated="1019" table:default-cell-style-name="ce2"/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弟子属性原子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（弟子原始基本属性）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弟子<text:span text:style-name="T1">id</text:span></text:p>
          </table:table-cell>
          <table:table-cell office:value-type="string">
            <text:p>主键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弟子图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品质</text:p>
          </table:table-cell>
          <table:table-cell office:value-type="string">
            <text:p>甲、乙、丙、丁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天赋武功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天赋武功触发机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描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初始血量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初始攻击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初始防御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初始内力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血量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攻击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防御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内力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等级升级增长率</text:p>
          </table:table-cell>
          <table:table-cell office:value-type="string">
            <text:p><text:s/>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等级升级原子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（相应弟子等级所对应的属性）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品质</text:p>
          </table:table-cell>
          <table:table-cell office:value-type="string">
            <text:p>甲乙丙丁所需经验值不同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所需经验值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装备缘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弟子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装备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值</text:p>
          </table:table-cell>
          <table:table-cell office:value-type="string">
            <text:p>（正负）数值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弟子缘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弟子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1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2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3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4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5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6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弟子<text:span text:style-name="T1">7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值</text:p>
          </table:table-cell>
          <table:table-cell office:value-type="string">
            <text:p>（正负）数值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玩家弟子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玩家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血量</text:p>
          </table:table-cell>
          <table:table-cell office:value-type="string">
            <text:p>通过培养增加或减少的血量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攻击</text:p>
          </table:table-cell>
          <table:table-cell office:value-type="string">
            <text:p>通过培养增加或减少的攻击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防御</text:p>
          </table:table-cell>
          <table:table-cell office:value-type="string">
            <text:p>通过培养增加或减少的防御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内力</text:p>
          </table:table-cell>
          <table:table-cell office:value-type="string">
            <text:p>通过培养增加或减少的内力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身价</text:p>
          </table:table-cell>
          <table:table-cell office:value-type="string">
            <text:p>通过培养增加或减少的身价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经验值</text:p>
          </table:table-cell>
          <table:table-cell office:value-type="string">
            <text:p>通过培养增加或减少的经验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天赋武功</text:p>
          </table:table-cell>
          <table:table-cell office:value-type="string">
            <text:p>通过参悟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武功<text:span text:style-name="T1">2 id</text:span></text:p>
          </table:table-cell>
          <table:table-cell office:value-type="string">
            <text:p>玩家武功表中获得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武功<text:span text:style-name="T1">3 id</text:span></text:p>
          </table:table-cell>
          <table:table-cell office:value-type="string">
            <text:p>玩家武功表中获得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兵器<text:span text:style-name="T1">id</text:span></text:p>
          </table:table-cell>
          <table:table-cell office:value-type="string">
            <text:p>玩家兵器表中获得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服装<text:span text:style-name="T1">id</text:span></text:p>
          </table:table-cell>
          <table:table-cell office:value-type="string">
            <text:p>玩家服装表中获得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饰品<text:span text:style-name="T1">id</text:span></text:p>
          </table:table-cell>
          <table:table-cell office:value-type="string">
            <text:p>玩家饰品表中获得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真气<text:span text:style-name="T1">1 id</text:span></text:p>
          </table:table-cell>
          <table:table-cell office:value-type="string">
            <text:p>由玩家真气表提供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真气<text:span text:style-name="T1">2 id</text:span></text:p>
          </table:table-cell>
          <table:table-cell office:value-type="string">
            <text:p>由玩家真气表提供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真气<text:span text:style-name="T1">3 id</text:span></text:p>
          </table:table-cell>
          <table:table-cell office:value-type="string">
            <text:p>由玩家真气表提供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真气<text:span text:style-name="T1">4 id</text:span></text:p>
          </table:table-cell>
          <table:table-cell office:value-type="string">
            <text:p>由玩家真气表提供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真气<text:span text:style-name="T1">5 id</text:span></text:p>
          </table:table-cell>
          <table:table-cell office:value-type="string">
            <text:p>由玩家真气表提供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玩家真气<text:span text:style-name="T1">6 id</text:span></text:p>
          </table:table-cell>
          <table:table-cell office:value-type="string">
            <text:p>由玩家真气表提供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office:value-type="string">
            <text:p>消息名</text:p>
          </table:table-cell>
          <table:table-cell table:style-name="ce6" office:value-type="string">
            <text:p>消息英文名</text:p>
          </table:table-cell>
          <table:table-cell table:style-name="ce4" office:value-type="string">
            <text:p>客服端请求结构</text:p>
          </table:table-cell>
          <table:table-cell table:style-name="ce4" office:value-type="string">
            <text:p>服务器回应结构</text:p>
          </table:table-cell>
          <table:table-cell table:style-name="ce4" office:value-type="string">
            <text:p>说明</text:p>
          </table:table-cell>
          <table:table-cell table:style-name="ce4" table:number-columns-repeated="1018"/>
        </table:table-row>
        <table:table-row table:style-name="ro2">
          <table:table-cell/>
          <table:table-cell office:value-type="string">
            <text:p>获得玩家拥有弟子列表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所在区域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培养弟子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弟子I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精心培养1次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精心培养10次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培养弟子属性确认</text:p>
          </table:table-cell>
          <table:table-cell/>
          <table:table-cell office:value-type="string">
            <text:p>玩家账户</text:p>
          </table:table-cell>
          <table:table-cell office:value-type="string">
            <text:p>弟子的修改信息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是否确认(是/否)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弟子传功</text:p>
          </table:table-cell>
          <table:table-cell/>
          <table:table-cell office:value-type="string">
            <text:p>玩家账户</text:p>
          </table:table-cell>
          <table:table-cell office:value-type="string">
            <text:p>是否成功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所传弟子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被传弟子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使用的传功丹类型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弟子上阵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弟子I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上阵位子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>
            <text:p>招募弟子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弟子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突破弟子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弟子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>
            <text:p>修改弟子上阵顺序</text:p>
          </table:table-cell>
          <table:table-cell table:number-columns-repeated="1022"/>
        </table:table-row>
        <table:table-row table:style-name="ro2" table:number-rows-repeated="65438">
          <table:table-cell table:number-columns-repeated="1024"/>
        </table:table-row>
        <table:table-row table:style-name="ro3" table:number-rows-repeated="9830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魔法 (武功)" table:style-name="ta3">
        <office:forms form:automatic-focus="false" form:apply-design-mode="false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6" table:number-columns-repeated="1019" table:default-cell-style-name="ce2"/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武功属性原子表</text:p>
          </table:table-cell>
          <table:table-cell table:style-name="ce3" office:value-type="string">
            <text:p>属性</text:p>
          </table:table-cell>
          <table:table-cell table:style-name="ce3" office:value-type="string">
            <text:p>说明</text:p>
          </table:table-cell>
          <table:table-cell table:style-name="ce3" table:number-columns-repeated="1021"/>
        </table:table-row>
        <table:table-row table:style-name="ro4">
          <table:table-cell/>
          <table:table-cell office:value-type="string">
            <text:p>武功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图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品质id</text:p>
          </table:table-cell>
          <table:table-cell office:value-type="string">
            <text:p>甲、乙、丙、丁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武功类型</text:p>
          </table:table-cell>
          <table:table-cell office:value-type="string">
            <text:p>单体攻击、群体攻击、BUFF书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武功简介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组成需残章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触发几率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武功等级原子表</text:p>
          </table:table-cell>
          <table:table-cell table:style-name="ce3" office:value-type="string">
            <text:p>属性</text:p>
          </table:table-cell>
          <table:table-cell table:style-name="ce3" office:value-type="string">
            <text:p>说明</text:p>
          </table:table-cell>
          <table:table-cell table:style-name="ce3" table:number-columns-repeated="1021"/>
        </table:table-row>
        <table:table-row table:style-name="ro2">
          <table:table-cell table:style-name="ce3"/>
          <table:table-cell table:style-name="ce3" office:value-type="string">
            <text:p>AutoId</text:p>
          </table:table-cell>
          <table:table-cell table:style-name="ce3" table:number-columns-repeated="1022"/>
        </table:table-row>
        <table:table-row table:style-name="ro2">
          <table:table-cell table:style-name="ce3"/>
          <table:table-cell table:style-name="ce7" office:value-type="string">
            <text:p>武功品质id</text:p>
          </table:table-cell>
          <table:table-cell table:style-name="ce3" table:number-columns-repeated="1022"/>
        </table:table-row>
        <table:table-row table:style-name="ro2">
          <table:table-cell/>
          <table:table-cell office:value-type="string">
            <text:p>武功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身价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伤害强度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武功升级需丙书数量</text:p>
          </table:table-cell>
          <table:table-cell table:style-name="ce8" office:value-type="string">
            <text:p>甲=2*丙，乙=1.5*丙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>
            <text:p>武功升级需银两</text:p>
          </table:table-cell>
          <table:table-cell table:style-name="ce8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玩家武功表</text:p>
          </table:table-cell>
          <table:table-cell table:style-name="ce3" office:value-type="string">
            <text:p>属性</text:p>
          </table:table-cell>
          <table:table-cell table:style-name="ce3" office:value-type="string">
            <text:p>说明</text:p>
          </table:table-cell>
          <table:table-cell table:style-name="ce3" table:number-columns-repeated="1021"/>
        </table:table-row>
        <table:table-row table:style-name="ro2">
          <table:table-cell/>
          <table:table-cell office:value-type="string">
            <text:p>玩家<text:span text:style-name="T1">id</text:span>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武功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武功等级</text:p>
          </table:table-cell>
          <table:table-cell office:value-type="string">
            <text:p>玩家所持有的武功等级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武功伤害强度</text:p>
          </table:table-cell>
          <table:table-cell office:value-type="string">
            <text:p>玩家以培养等途径增加其强度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武功身价</text:p>
          </table:table-cell>
          <table:table-cell office:value-type="string">
            <text:p>玩家以培养等途径增加其身价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office:value-type="string">
            <text:p>消息名</text:p>
          </table:table-cell>
          <table:table-cell table:style-name="ce6" office:value-type="string">
            <text:p>消息英文名</text:p>
          </table:table-cell>
          <table:table-cell table:style-name="ce4" office:value-type="string">
            <text:p>客服端请求结构</text:p>
          </table:table-cell>
          <table:table-cell table:style-name="ce4" office:value-type="string">
            <text:p>服务器回应结构</text:p>
          </table:table-cell>
          <table:table-cell table:style-name="ce4" office:value-type="string">
            <text:p>说明</text:p>
          </table:table-cell>
          <table:table-cell table:style-name="ce4" table:number-columns-repeated="1018"/>
        </table:table-row>
        <table:table-row table:style-name="ro2">
          <table:table-cell/>
          <table:table-cell office:value-type="string">
            <text:p>获得武功列表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所在区域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装备武功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弟子I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武功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卸载武功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参悟武功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被参悟武功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使用武功ID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使用武功ID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使用武功ID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使用武功ID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使用武功ID5</text:p>
          </table:table-cell>
          <table:table-cell table:number-columns-repeated="1020"/>
        </table:table-row>
        <table:table-row table:style-name="ro2" table:number-rows-repeated="65486">
          <table:table-cell table:number-columns-repeated="1024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装备(兵服饰)" table:style-name="ta4">
        <office:forms form:automatic-focus="false" form:apply-design-mode="false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8" table:default-cell-style-name="ce2"/>
        <table:table-column table:style-name="co6" table:number-columns-repeated="1019" table:default-cell-style-name="ce2"/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道具属性原子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道具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类型</text:p>
          </table:table-cell>
          <table:table-cell office:value-type="string">
            <text:p>兵、服、饰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道具品质</text:p>
          </table:table-cell>
          <table:table-cell office:value-type="string">
            <text:p>甲、乙、丙、丁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道具图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描述</text:p>
          </table:table-cell>
          <table:table-cell office:value-type="string">
            <text:p>说明道具基本信息。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道具等级原子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道具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属性加成值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身价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玩家道具卡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玩家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道具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增加 属性加成值</text:p>
          </table:table-cell>
          <table:table-cell office:value-type="string">
            <text:p>玩家通过如培养等途径在原有的基础上增加的值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身价</text:p>
          </table:table-cell>
          <table:table-cell office:value-type="string">
            <text:p>玩家通过如培养等途径在原有的基础上增加的值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office:value-type="string">
            <text:p>消息名</text:p>
          </table:table-cell>
          <table:table-cell table:style-name="ce6" office:value-type="string">
            <text:p>消息英文名</text:p>
          </table:table-cell>
          <table:table-cell table:style-name="ce4" office:value-type="string">
            <text:p>客服端请求结构</text:p>
          </table:table-cell>
          <table:table-cell table:style-name="ce4" office:value-type="string">
            <text:p>服务器回应结构</text:p>
          </table:table-cell>
          <table:table-cell table:style-name="ce4" office:value-type="string">
            <text:p>说明</text:p>
          </table:table-cell>
          <table:table-cell table:style-name="ce4" table:number-columns-repeated="1018"/>
        </table:table-row>
        <table:table-row table:style-name="ro2">
          <table:table-cell/>
          <table:table-cell office:value-type="string">
            <text:p>装上装备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弟子ID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8" office:value-type="string">
            <text:p>装备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强化装备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装备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精炼装备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装备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获得装备列表</text:p>
          </table:table-cell>
          <table:table-cell/>
          <table:table-cell office:value-type="string">
            <text:p>玩家账户</text:p>
          </table:table-cell>
          <table:table-cell table:number-columns-repeated="1020"/>
        </table:table-row>
        <table:table-row table:style-name="ro2" table:number-rows-repeated="65483">
          <table:table-cell table:number-columns-repeated="1024"/>
        </table:table-row>
        <table:table-row table:style-name="ro3" table:number-rows-repeated="9830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包裹" table:style-name="ta5">
        <office:forms form:automatic-focus="false" form:apply-design-mode="false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6" table:number-columns-repeated="1018" table:default-cell-style-name="ce2"/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物品原子表</text:p>
          </table:table-cell>
          <table:table-cell table:style-name="ce3" office:value-type="string">
            <text:p>属性</text:p>
          </table:table-cell>
          <table:table-cell table:style-name="ce3" office:value-type="string">
            <text:p>说明</text:p>
          </table:table-cell>
          <table:table-cell table:style-name="ce3" table:number-columns-repeated="1021"/>
        </table:table-row>
        <table:table-row table:style-name="ro2">
          <table:table-cell/>
          <table:table-cell office:value-type="string">
            <text:p>物品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物品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物品图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物品简介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物品使用方式</text:p>
          </table:table-cell>
          <table:table-cell office:value-type="string">
            <text:p>使用、开启、传功、培养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玩家包裹表</text:p>
          </table:table-cell>
          <table:table-cell table:style-name="ce3" office:value-type="string">
            <text:p>属性</text:p>
          </table:table-cell>
          <table:table-cell table:style-name="ce3" office:value-type="string">
            <text:p>说明</text:p>
          </table:table-cell>
          <table:table-cell table:style-name="ce3" table:number-columns-repeated="1021"/>
        </table:table-row>
        <table:table-row table:style-name="ro2">
          <table:table-cell/>
          <table:table-cell office:value-type="string">
            <text:p>物品<text:span text:style-name="T1">id</text:span></text:p>
          </table:table-cell>
          <table:table-cell office:value-type="string">
            <text:p>主键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物品数量</text:p>
          </table:table-cell>
          <table:table-cell office:value-type="string">
            <text:p>根据玩家所拥有的数量进行变更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office:value-type="string">
            <text:p>消息名</text:p>
          </table:table-cell>
          <table:table-cell table:style-name="ce6" office:value-type="string">
            <text:p>消息英文名</text:p>
          </table:table-cell>
          <table:table-cell table:style-name="ce4" office:value-type="string">
            <text:p>客服端请求结构</text:p>
          </table:table-cell>
          <table:table-cell table:style-name="ce4" office:value-type="string">
            <text:p>服务器回应结构</text:p>
          </table:table-cell>
          <table:table-cell table:style-name="ce4" office:value-type="string">
            <text:p>说明</text:p>
          </table:table-cell>
          <table:table-cell table:style-name="ce4" table:number-columns-repeated="1018"/>
        </table:table-row>
        <table:table-row table:style-name="ro2" table:number-rows-repeated="65510">
          <table:table-cell table:number-columns-repeated="1024"/>
        </table:table-row>
        <table:table-row table:style-name="ro3" table:number-rows-repeated="9830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武林谱" table:style-name="ta6">
        <office:forms form:automatic-focus="false" form:apply-design-mode="false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22" table:number-columns-repeated="2" table:default-cell-style-name="ce2"/>
        <table:table-column table:style-name="co6" table:number-columns-repeated="1019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表名</text:p>
          </table:table-cell>
          <table:table-cell table:style-name="ce3" office:value-type="string">
            <text:p>说明</text:p>
          </table:table-cell>
          <table:table-cell table:style-name="ce3" table:number-columns-repeated="1022"/>
        </table:table-row>
        <table:table-row table:style-name="ro2">
          <table:table-cell office:value-type="string">
            <text:p>弟子原子表</text:p>
          </table:table-cell>
          <table:table-cell office:value-type="string">
            <text:p>查询并且显示 对应弟子表</text:p>
          </table:table-cell>
          <table:table-cell table:number-columns-repeated="1022"/>
        </table:table-row>
        <table:table-row table:style-name="ro2">
          <table:table-cell office:value-type="string">
            <text:p>武功原子表</text:p>
          </table:table-cell>
          <table:table-cell office:value-type="string">
            <text:p>查询并且显示 对应武功表</text:p>
          </table:table-cell>
          <table:table-cell table:number-columns-repeated="1022"/>
        </table:table-row>
        <table:table-row table:style-name="ro2">
          <table:table-cell office:value-type="string">
            <text:p>道具原子表</text:p>
          </table:table-cell>
          <table:table-cell office:value-type="string">
            <text:p>查询并且显示 对应道具表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office:value-type="string">
            <text:p>消息名</text:p>
          </table:table-cell>
          <table:table-cell table:style-name="ce6" office:value-type="string">
            <text:p>消息英文名</text:p>
          </table:table-cell>
          <table:table-cell table:style-name="ce4" office:value-type="string">
            <text:p>客服端请求结构</text:p>
          </table:table-cell>
          <table:table-cell table:style-name="ce4" office:value-type="string">
            <text:p>服务器回应结构</text:p>
          </table:table-cell>
          <table:table-cell table:style-name="ce4" office:value-type="string">
            <text:p>说明</text:p>
          </table:table-cell>
          <table:table-cell table:style-name="ce4" table:number-columns-repeated="1018"/>
        </table:table-row>
        <table:table-row table:style-name="ro2" table:number-rows-repeated="65527">
          <table:table-cell table:number-columns-repeated="1024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关卡 (江湖)" table:style-name="ta7">
        <office:forms form:automatic-focus="false" form:apply-design-mode="false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6" table:number-columns-repeated="1021" table:default-cell-style-name="ce2"/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江湖表</text:p>
          </table:table-cell>
          <table:table-cell table:style-name="ce3" office:value-type="string">
            <text:p>属性</text:p>
          </table:table-cell>
          <table:table-cell table:style-name="ce3" office:value-type="string">
            <text:p>说明</text:p>
          </table:table-cell>
          <table:table-cell table:style-name="ce3" table:number-columns-repeated="1021"/>
        </table:table-row>
        <table:table-row table:style-name="ro2">
          <table:table-cell/>
          <table:table-cell office:value-type="string">
            <text:p>大江湖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描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品质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图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描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体力消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最大挑战次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建议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获得<text:span text:style-name="T1">exp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获得元宝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有机率获得装备<text:span text:style-name="T1">1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有机率获得装备<text:span text:style-name="T1">2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大江湖子关卡有机率获得装备<text:span text:style-name="T1">3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1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2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3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4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5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6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7 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<text:span text:style-name="T1">/NPC8 id</text:span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>
            <text:p>NPC<text:span text:style-name="T2">属性原子表</text:span></text:p>
          </table:table-cell>
          <table:table-cell table:style-name="ce3" office:value-type="string">
            <text:p>属性</text:p>
          </table:table-cell>
          <table:table-cell table:style-name="ce3" office:value-type="string">
            <text:p>说明（弟子原始基本属性）</text:p>
          </table:table-cell>
          <table:table-cell table:style-name="ce3" table:number-columns-repeated="1021"/>
        </table:table-row>
        <table:table-row table:style-name="ro2">
          <table:table-cell/>
          <table:table-cell office:value-type="string">
            <text:p>弟子<text:span text:style-name="T1">id</text:span></text:p>
          </table:table-cell>
          <table:table-cell office:value-type="string">
            <text:p>主键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弟子图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品质</text:p>
          </table:table-cell>
          <table:table-cell office:value-type="string">
            <text:p>甲、乙、丙、丁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天赋武功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天赋武功触发机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弟子描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缘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血量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攻击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防御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内力增长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等级升级增长率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>
            <text:p>NPC<text:span text:style-name="T2">等级升级原子表</text:span></text:p>
          </table:table-cell>
          <table:table-cell table:style-name="ce3" office:value-type="string">
            <text:p>属性</text:p>
          </table:table-cell>
          <table:table-cell table:style-name="ce3" office:value-type="string">
            <text:p>说明（相应弟子等级所对应的属性）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5" office:value-type="string">
            <text:p>Auto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所需经验值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玩家江湖表</text:p>
          </table:table-cell>
          <table:table-cell table:style-name="ce3" office:value-type="string">
            <text:p>属性</text:p>
          </table:table-cell>
          <table:table-cell table:style-name="ce3" office:value-type="string">
            <text:p>说明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5" office:value-type="string">
            <text:p>Auto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玩家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江湖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过关星星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今日挑战次数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table:number-columns-repeated="1023"/>
        </table:table-row>
        <table:table-row table:style-name="ro2" table:number-rows-repeated="65477">
          <table:table-cell table:number-columns-repeated="1024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社会标签 (称号)" table:style-name="ta8">
        <office:forms form:automatic-focus="false" form:apply-design-mode="false"/>
        <table:table-column table:style-name="co33" table:default-cell-style-name="ce2"/>
        <table:table-column table:style-name="co34" table:default-cell-style-name="ce2"/>
        <table:table-column table:style-name="co35" table:number-columns-repeated="1022" table:default-cell-style-name="ce2"/>
        <table:table-row table:style-name="ro3">
          <table:table-cell table:number-columns-repeated="1024"/>
        </table:table-row>
        <table:table-row table:style-name="ro2">
          <table:table-cell table:style-name="ce1" office:value-type="string">
            <text:p>称号原子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称号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名称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图片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时效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简介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>
            <text:p>称号等级对应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称号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等级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等级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增加势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" office:value-type="string">
            <text:p>玩家称号列表</text:p>
          </table:table-cell>
          <table:table-cell table:style-name="ce1" office:value-type="string">
            <text:p>属性</text:p>
          </table:table-cell>
          <table:table-cell table:style-name="ce1" office:value-type="string">
            <text:p>说明</text:p>
          </table:table-cell>
          <table:table-cell table:style-name="ce1" table:number-columns-repeated="1021"/>
        </table:table-row>
        <table:table-row table:style-name="ro2">
          <table:table-cell/>
          <table:table-cell office:value-type="string">
            <text:p>玩家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<text:span text:style-name="T1">id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称号等级<text:span text:style-name="T1">id</text:span>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连闯 (血战)" table:style-name="ta9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6" office:value-type="string">
            <text:p>血战npc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 table:style-name="ce10"/>
          <table:table-cell table:style-name="ce10" office:value-type="string">
            <text:p>npc组id</text:p>
          </table:table-cell>
          <table:table-cell table:style-name="ce10" table:number-columns-repeated="1022"/>
        </table:table-row>
        <table:table-row table:style-name="ro5">
          <table:table-cell table:style-name="ce10"/>
          <table:table-cell table:style-name="ce10" office:value-type="string">
            <text:p>难度</text:p>
          </table:table-cell>
          <table:table-cell table:style-name="ce10" office:value-type="string">
            <text:p>1/2/3 （死/力战）</text:p>
          </table:table-cell>
          <table:table-cell table:style-name="ce10" table:number-columns-repeated="1021"/>
        </table:table-row>
        <table:table-row table:style-name="ro5">
          <table:table-cell/>
          <table:table-cell office:value-type="string">
            <text:p>npc弟子1 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npc弟子2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npc弟子3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npc弟子4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npc弟子5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npc弟子6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npc弟子7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npc弟子8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6" office:value-type="string">
            <text:p>血战npc等级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3">
          <table:table-cell/>
          <table:table-cell office:value-type="string">
            <text:p>血战关数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npc弟子等级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血战阵容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3">
          <table:table-cell/>
          <table:table-cell office:value-type="string">
            <text:p>门派等级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npc阵容</text:p>
          </table:table-cell>
          <table:table-cell office:value-type="string">
            <text:p>五人阵/六人阵/七人阵/八人阵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玩家血战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单场最多闯关数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单场最多闯关得星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当场闯关数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当场闯关得星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当场闯关得星剩余星数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当场最近5关得星数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当场最近5关是否领奖?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守卫是否结束</text:p>
          </table:table-cell>
          <table:table-cell office:value-type="string">
            <text:p>当场是否结束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已守卫场数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单场攻加成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单场防加成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单场血加成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单场内加成</text:p>
          </table:table-cell>
          <table:table-cell table:number-columns-repeated="1022"/>
        </table:table-row>
        <table:table-row table:style-name="ro3" table:number-rows-repeated="2">
          <table:table-cell/>
          <table:table-cell table:style-name="ce11"/>
          <table:table-cell table:number-columns-repeated="1022"/>
        </table:table-row>
        <table:table-row table:style-name="ro5">
          <table:table-cell table:style-name="ce6" office:value-type="string">
            <text:p>玩家单场记录表</text:p>
          </table:table-cell>
          <table:table-cell table:style-name="ce12" office:value-type="string">
            <text:p>属性</text:p>
          </table:table-cell>
          <table:table-cell table:style-name="ce6" office:value-type="string">
            <text:p>说明 (这是一张临时表，每天都会清空)</text:p>
          </table:table-cell>
          <table:table-cell table:style-name="ce6" table:number-columns-repeated="1021"/>
        </table:table-row>
        <table:table-row table:style-name="ro5">
          <table:table-cell/>
          <table:table-cell table:style-name="ce11" office:value-type="string">
            <text:p>玩家id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单场从x关开始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单场于y关结束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单场得星数</text:p>
          </table:table-cell>
          <table:table-cell office:value-type="string">
            <text:p>保存着单场的x关到y关的最多得星数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服务器血战日志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血战排名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血战闯关数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血战得星数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血战连续进榜天数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血战日期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得星奖励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 table:style-name="ce10"/>
          <table:table-cell table:style-name="ce10" office:value-type="string">
            <text:p>得星奖励id</text:p>
          </table:table-cell>
          <table:table-cell table:style-name="ce10" table:number-columns-repeated="1022"/>
        </table:table-row>
        <table:table-row table:style-name="ro5">
          <table:table-cell/>
          <table:table-cell office:value-type="string">
            <text:p>每5关得星数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箱子品质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钥匙品质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箱子数量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钥匙数量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每星对应的银元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血战对应加成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 table:style-name="ce10"/>
          <table:table-cell table:style-name="ce10" office:value-type="string">
            <text:p>血战加成id</text:p>
          </table:table-cell>
          <table:table-cell table:style-name="ce10" table:number-columns-repeated="1022"/>
        </table:table-row>
        <table:table-row table:style-name="ro3">
          <table:table-cell/>
          <table:table-cell office:value-type="string">
            <text:p>血战得星最小值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血战得星最大值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加成</text:p>
          </table:table-cell>
          <table:table-cell office:value-type="string">
            <text:p>如果没有上榜，第二天加成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table:number-columns-repeated="1023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终极BOSS (铜人阵)" table:style-name="ta9">
        <office:forms form:automatic-focus="false" form:apply-design-mode="false"/>
        <table:table-column table:style-name="co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铜人等级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3">
          <table:table-cell/>
          <table:table-cell office:value-type="string">
            <text:p>铜人阵等级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铜人阵总血量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铜人阵所用技能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铜人阵所用技能伤害</text:p>
          </table:table-cell>
          <table:table-cell table:number-columns-repeated="1022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铜人战况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铜人名次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伤害总血量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是否最后一击？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铜人礼包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3">
          <table:table-cell/>
          <table:table-cell office:value-type="string">
            <text:p>排名次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1的id</text:p>
          </table:table-cell>
          <table:table-cell office:value-type="string">
            <text:p>包括：银两，元宝，培养丹，指点 等等。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物品1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2的id</text:p>
          </table:table-cell>
          <table:table-cell office:value-type="string">
            <text:p>包括：银两，元宝，培养丹，指点 等等。</text:p>
          </table:table-cell>
          <table:table-cell table:number-columns-repeated="1021"/>
        </table:table-row>
        <table:table-row table:style-name="ro5">
          <table:table-cell/>
          <table:table-cell table:style-name="ce11" office:value-type="string">
            <text:p>物品2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3的id</text:p>
          </table:table-cell>
          <table:table-cell office:value-type="string">
            <text:p>包括：银两，元宝，培养丹，指点 等等。</text:p>
          </table:table-cell>
          <table:table-cell table:number-columns-repeated="1021"/>
        </table:table-row>
        <table:table-row table:style-name="ro5">
          <table:table-cell/>
          <table:table-cell table:style-name="ce11" office:value-type="string">
            <text:p>物品3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4的id</text:p>
          </table:table-cell>
          <table:table-cell office:value-type="string">
            <text:p>包括：银两，元宝，培养丹，指点 等等。</text:p>
          </table:table-cell>
          <table:table-cell table:number-columns-repeated="1021"/>
        </table:table-row>
        <table:table-row table:style-name="ro5">
          <table:table-cell/>
          <table:table-cell table:style-name="ce11" office:value-type="string">
            <text:p>物品4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5的id</text:p>
          </table:table-cell>
          <table:table-cell office:value-type="string">
            <text:p>包括：银两，元宝，培养丹，指点 等等。</text:p>
          </table:table-cell>
          <table:table-cell table:number-columns-repeated="1021"/>
        </table:table-row>
        <table:table-row table:style-name="ro5">
          <table:table-cell/>
          <table:table-cell table:style-name="ce11" office:value-type="string">
            <text:p>物品5的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破阵奖励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 （这个表，可以实现成配置表【使用配置文件方式】）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奖励物品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奖励物品1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奖励物品2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奖励物品2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奖励物品3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奖励物品3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奖励物品4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奖励物品4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奖励物品5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奖励物品5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玩家破阵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是否自动破阵？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table:number-columns-repeated="1023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商店 (集市)" table:style-name="ta9">
        <office:forms form:automatic-focus="false" form:apply-design-mode="false"/>
        <table:table-column table:style-name="co4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收徒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收徒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挑选难度</text:p>
          </table:table-cell>
          <table:table-cell office:value-type="string">
            <text:p>十/百/万里挑一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是否可挑选甲?</text:p>
          </table:table-cell>
          <table:table-cell table:style-name="ce13" office:value-type="string">
            <text:p>0/1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是否可挑选乙?</text:p>
          </table:table-cell>
          <table:table-cell table:style-name="ce13" office:value-type="string">
            <text:p>0/1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是否可挑选丙?</text:p>
          </table:table-cell>
          <table:table-cell table:style-name="ce13" office:value-type="string">
            <text:p>0/1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是否可挑选丁?</text:p>
          </table:table-cell>
          <table:table-cell table:style-name="ce13" office:value-type="string">
            <text:p>0/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免费冷却时间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非免费需要的元宝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每天最多的免费挑选次数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玩家收徒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 table:style-name="ce10"/>
          <table:table-cell table:style-name="ce10" office:value-type="string">
            <text:p>玩家门派ID</text:p>
          </table:table-cell>
          <table:table-cell table:style-name="ce10" table:number-columns-repeated="1022"/>
        </table:table-row>
        <table:table-row table:style-name="ro3">
          <table:table-cell/>
          <table:table-cell office:value-type="string">
            <text:p>是否首刷甲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是否首刷乙</text:p>
          </table:table-cell>
          <table:table-cell table:number-columns-repeated="1022"/>
        </table:table-row>
        <table:table-row table:style-name="ro3">
          <table:table-cell table:style-name="ce10"/>
          <table:table-cell table:style-name="ce10" office:value-type="string">
            <text:p>上次免费十里刷弟子时间</text:p>
          </table:table-cell>
          <table:table-cell table:style-name="ce10" table:number-columns-repeated="1022"/>
        </table:table-row>
        <table:table-row table:style-name="ro3">
          <table:table-cell table:style-name="ce10"/>
          <table:table-cell table:style-name="ce10" office:value-type="string">
            <text:p>上次免费百里刷弟子时间</text:p>
          </table:table-cell>
          <table:table-cell table:style-name="ce10" table:number-columns-repeated="1022"/>
        </table:table-row>
        <table:table-row table:style-name="ro3">
          <table:table-cell table:style-name="ce10"/>
          <table:table-cell table:style-name="ce10" office:value-type="string">
            <text:p>上次免费万里刷弟子时间</text:p>
          </table:table-cell>
          <table:table-cell table:style-name="ce10"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道具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道具id</text:p>
          </table:table-cell>
          <table:table-cell office:value-type="string">
            <text:p>包括：兵服饰，一般物品和礼包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购买价格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特价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一次购买个数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礼包物品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table:style-name="ce11" office:value-type="string">
            <text:p>礼包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礼包物品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礼包物品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是否是VIP礼包?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6" office:value-type="string">
            <text:p>VIP礼包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VIP等级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礼包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礼包名称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礼包描述</text:p>
          </table:table-cell>
          <table:table-cell table:number-columns-repeated="1022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活动礼包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礼包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礼包名称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礼包描述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礼包销售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礼包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礼包原价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礼包特价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礼包可购买总次数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礼包总数量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礼包活动开始时间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礼包活动结束时间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玩家购买礼包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礼包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可购买的数量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已购买的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首次充值奖励物品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table:style-name="ce11" office:value-type="string">
            <text:p>充值奖励ID</text:p>
          </table:table-cell>
          <table:table-cell office:value-type="string">
            <text:p>可以配置充值奖励的类型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充值奖励物品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充值奖励物品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充值对应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充值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充值RMB数量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获得元宝数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另送元宝数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玩家充值记录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充值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充值时间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是否首充?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充值奖励ID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6" office:value-type="string">
            <text:p>VIP充值对应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VIP等级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需充值的RMB数量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table:number-columns-repeated="1023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vP (论剑)" table:style-name="ta9">
        <office:forms form:automatic-focus="false" form:apply-design-mode="false"/>
        <table:table-column table:style-name="co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论剑名次与积分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3">
          <table:table-cell/>
          <table:table-cell office:value-type="string">
            <text:p>名次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每X分钟获得积分</text:p>
          </table:table-cell>
          <table:table-cell office:value-type="string">
            <text:p>例如：10分钟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积分数量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刷积分的时间间隔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领取培养丹对应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table:style-name="ce11" office:value-type="string">
            <text:p>领取丹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首次达到X名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可领取的培养丹数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兑换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3">
          <table:table-cell/>
          <table:table-cell office:value-type="string">
            <text:p>需积分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兑换的培养丹枚数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玩家论剑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当前论剑名次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当前论剑积分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历史最高名次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上次刷新积分时间</text:p>
          </table:table-cell>
          <table:table-cell office:value-type="string">
            <text:p>保留，实现时候，可以由服务器统一计算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已挑战次数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玩家领取培养丹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领取丹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是否领取?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6" office:value-type="string">
            <text:p>VIP挑战次数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VIP等级</text:p>
          </table:table-cell>
          <table:table-cell office:value-type="string">
            <text:p>VIP0~1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一天可挑战的次数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table:number-columns-repeated="1023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组队 (联盟)" table:style-name="ta9">
        <office:forms form:automatic-focus="false" form:apply-design-mode="false"/>
        <table:table-column table:style-name="co46" table:default-cell-style-name="Default"/>
        <table:table-column table:style-name="co1" table:default-cell-style-name="Default"/>
        <table:table-column table:style-name="co41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联盟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table:style-name="ce11" office:value-type="string">
            <text:p>联盟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联盟名称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联盟当前成员数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联盟当前经验值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联盟等级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联盟公告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联盟排名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6" office:value-type="string">
            <text:p>等级与成员/升级数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3">
          <table:table-cell/>
          <table:table-cell office:value-type="string">
            <text:p>联盟等级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可容纳的最大成员数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升级需经验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玩家点睛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 table:style-name="ce10"/>
          <table:table-cell table:style-name="ce10" office:value-type="string">
            <text:p>联盟ID</text:p>
          </table:table-cell>
          <table:table-cell table:style-name="ce10" table:number-columns-repeated="1022"/>
        </table:table-row>
        <table:table-row table:style-name="ro5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点睛贡献经验</text:p>
          </table:table-cell>
          <table:table-cell office:value-type="string">
            <text:p>普通点睛（100点），点金睛（300点）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点睛时间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联盟玩家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联盟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成员类型/职务</text:p>
          </table:table-cell>
          <table:table-cell office:value-type="string">
            <text:p>盟主，副盟主，精英成员，普通成员，见习成员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贡献度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最近来联盟时间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联盟申请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申请的玩家门派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申请加入的联盟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申请的时间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联盟战利品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联盟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道具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道具数量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table:style-name="ce6" office:value-type="string">
            <text:p>皇榜NPC等级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 table:style-name="ce6"/>
          <table:table-cell table:style-name="ce14" office:value-type="string">
            <text:p>皇榜NPC门派ID</text:p>
          </table:table-cell>
          <table:table-cell table:style-name="ce6" table:number-columns-repeated="1022"/>
        </table:table-row>
        <table:table-row table:style-name="ro5">
          <table:table-cell/>
          <table:table-cell table:style-name="ce11" office:value-type="string">
            <text:p>皇榜NPC门派等级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皇榜NPC上阵弟子数量</text:p>
          </table:table-cell>
          <table:table-cell office:value-type="string">
            <text:p>5/6/7/8</text:p>
          </table:table-cell>
          <table:table-cell table:number-columns-repeated="1021"/>
        </table:table-row>
        <table:table-row table:style-name="ro5">
          <table:table-cell/>
          <table:table-cell table:style-name="ce11" office:value-type="string">
            <text:p>皇榜NPC上阵弟子等级</text:p>
          </table:table-cell>
          <table:table-cell table:number-columns-repeated="1022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6" office:value-type="string">
            <text:p>皇榜NPC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皇榜NPC门派ID</text:p>
          </table:table-cell>
          <table:table-cell office:value-type="string">
            <text:p>外键关联到皇榜NPC等级表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皇榜NPC弟子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皇榜NPC弟子2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皇榜NPC弟子3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皇榜NPC弟子4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皇榜NPC弟子5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皇榜NPC弟子6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皇榜NPC弟子7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皇榜NPC弟子8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皇榜上次剿寇掌门排行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3">
          <table:table-cell/>
          <table:table-cell office:value-type="string">
            <text:p>掌门名次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掌门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剿敌积分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皇榜上次剿寇联盟排行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3">
          <table:table-cell/>
          <table:table-cell table:style-name="ce11" office:value-type="string">
            <text:p>联盟名次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联盟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剿敌积分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皇榜礼包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排名次</text:p>
          </table:table-cell>
          <table:table-cell office:value-type="string">
            <text:p>前x名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物品1的id</text:p>
          </table:table-cell>
          <table:table-cell office:value-type="string">
            <text:p>包括：银两，元宝，培养丹，蚕丝或者玄铁 等等。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物品1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2的id</text:p>
          </table:table-cell>
          <table:table-cell office:value-type="string">
            <text:p>包括：银两，元宝，培养丹，蚕丝或者玄铁 等等。</text:p>
          </table:table-cell>
          <table:table-cell table:number-columns-repeated="1021"/>
        </table:table-row>
        <table:table-row table:style-name="ro5">
          <table:table-cell/>
          <table:table-cell table:style-name="ce11" office:value-type="string">
            <text:p>物品2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3的id</text:p>
          </table:table-cell>
          <table:table-cell office:value-type="string">
            <text:p>包括：银两，元宝，培养丹，蚕丝或者玄铁 等等。</text:p>
          </table:table-cell>
          <table:table-cell table:number-columns-repeated="1021"/>
        </table:table-row>
        <table:table-row table:style-name="ro5">
          <table:table-cell/>
          <table:table-cell table:style-name="ce11" office:value-type="string">
            <text:p>物品3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4的id</text:p>
          </table:table-cell>
          <table:table-cell office:value-type="string">
            <text:p>包括：银两，元宝，培养丹，蚕丝或者玄铁 等等。</text:p>
          </table:table-cell>
          <table:table-cell table:number-columns-repeated="1021"/>
        </table:table-row>
        <table:table-row table:style-name="ro5">
          <table:table-cell/>
          <table:table-cell table:style-name="ce11" office:value-type="string">
            <text:p>物品4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5的id</text:p>
          </table:table-cell>
          <table:table-cell office:value-type="string">
            <text:p>包括：银两，元宝，培养丹，蚕丝或者玄铁 等等。</text:p>
          </table:table-cell>
          <table:table-cell table:number-columns-repeated="1021"/>
        </table:table-row>
        <table:table-row table:style-name="ro5">
          <table:table-cell/>
          <table:table-cell table:style-name="ce11" office:value-type="string">
            <text:p>物品5的数量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礼包类型</text:p>
          </table:table-cell>
          <table:table-cell office:value-type="string">
            <text:p>个人（掌门），联盟还是最终击杀掌门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6" office:value-type="string">
            <text:p>黑木崖报名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门派id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黑木崖攻加成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黑木崖防加成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黑木崖血加成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黑木崖内加成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6" office:value-type="string">
            <text:p>黑木崖NPC等级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 table:style-name="ce6"/>
          <table:table-cell table:style-name="ce14" office:value-type="string">
            <text:p>黑木崖NPC门派ID</text:p>
          </table:table-cell>
          <table:table-cell table:style-name="ce6" table:number-columns-repeated="1022"/>
        </table:table-row>
        <table:table-row table:style-name="ro5">
          <table:table-cell/>
          <table:table-cell table:style-name="ce11" office:value-type="string">
            <text:p>黑木崖NPC门派等级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黑木崖NPC上阵弟子数量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黑木崖NPC上阵弟子等级</text:p>
          </table:table-cell>
          <table:table-cell table:number-columns-repeated="1022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6" office:value-type="string">
            <text:p>黑木崖NPC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黑木崖NPC门派ID</text:p>
          </table:table-cell>
          <table:table-cell office:value-type="string">
            <text:p>外键关联到黑木崖NPC等级表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黑木崖NPC弟子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黑木崖NPC弟子2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黑木崖NPC弟子3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黑木崖NPC弟子4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黑木崖NPC弟子5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黑木崖NPC弟子6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黑木崖NPC弟子7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黑木崖NPC弟子8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黑木崖对战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 （此表只能由盟主调整）</text:p>
          </table:table-cell>
          <table:table-cell table:style-name="ce6" table:number-columns-repeated="1021"/>
        </table:table-row>
        <table:table-row table:style-name="ro5">
          <table:table-cell table:style-name="ce11"/>
          <table:table-cell office:value-type="string">
            <text:p>联盟玩家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出现的顺序</text:p>
          </table:table-cell>
          <table:table-cell office:value-type="string">
            <text:p>联盟中队伍出现顺序</text:p>
          </table:table-cell>
          <table:table-cell table:number-columns-repeated="1021"/>
        </table:table-row>
        <table:table-row table:style-name="ro3" table:number-rows-repeated="2">
          <table:table-cell table:style-name="ce11"/>
          <table:table-cell table:number-columns-repeated="1023"/>
        </table:table-row>
        <table:table-row table:style-name="ro5">
          <table:table-cell table:style-name="ce12" office:value-type="string">
            <text:p>黑木崖NPC出现顺序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table:style-name="ce11" office:value-type="string">
            <text:p>黑木崖NPC门派ID</text:p>
          </table:table-cell>
          <table:table-cell table:style-name="ce11" office:value-type="string">
            <text:p>外键关联到黑木崖NPC表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出现的顺序</text:p>
          </table:table-cell>
          <table:table-cell office:value-type="string">
            <text:p>NPC队伍出现顺序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黑木崖联盟玩家参与战况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 table:style-name="ce14"/>
          <table:table-cell table:style-name="ce10" office:value-type="string">
            <text:p>联盟ID</text:p>
          </table:table-cell>
          <table:table-cell table:style-name="ce10" table:number-columns-repeated="1022"/>
        </table:table-row>
        <table:table-row table:style-name="ro5">
          <table:table-cell table:style-name="ce14"/>
          <table:table-cell table:style-name="ce10" office:value-type="string">
            <text:p>玩家ID</text:p>
          </table:table-cell>
          <table:table-cell table:style-name="ce10" table:number-columns-repeated="1022"/>
        </table:table-row>
        <table:table-row table:style-name="ro3">
          <table:table-cell table:style-name="ce14"/>
          <table:table-cell table:style-name="ce10" office:value-type="string">
            <text:p>使用的黑木令个数</text:p>
          </table:table-cell>
          <table:table-cell table:style-name="ce10" table:number-columns-repeated="1022"/>
        </table:table-row>
        <table:table-row table:style-name="ro3">
          <table:table-cell table:style-name="ce14"/>
          <table:table-cell table:style-name="ce10" table:number-columns-repeated="1023"/>
        </table:table-row>
        <table:table-row table:style-name="ro3">
          <table:table-cell table:style-name="ce12" office:value-type="string">
            <text:p>黑木崖联盟战况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联盟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昨日闯关数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历史最高闯关数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联盟排名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黑木令使用联盟攻加成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黑木令使用联盟防加成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黑木令使用联盟血加成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黑木令使用联盟内加成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黑木崖联盟礼包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排名次</text:p>
          </table:table-cell>
          <table:table-cell office:value-type="string">
            <text:p>前x名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物品1的id</text:p>
          </table:table-cell>
          <table:table-cell office:value-type="string">
            <text:p>包括：银两，黑木崖箱 等等。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物品1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2的id</text:p>
          </table:table-cell>
          <table:table-cell office:value-type="string">
            <text:p>包括：银两，黑木崖箱 等等。</text:p>
          </table:table-cell>
          <table:table-cell table:number-columns-repeated="1021"/>
        </table:table-row>
        <table:table-row table:style-name="ro5">
          <table:table-cell/>
          <table:table-cell table:style-name="ce11" office:value-type="string">
            <text:p>物品2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3的id</text:p>
          </table:table-cell>
          <table:table-cell office:value-type="string">
            <text:p>包括：银两，黑木崖箱 等等。</text:p>
          </table:table-cell>
          <table:table-cell table:number-columns-repeated="1021"/>
        </table:table-row>
        <table:table-row table:style-name="ro5">
          <table:table-cell/>
          <table:table-cell table:style-name="ce11" office:value-type="string">
            <text:p>物品3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4的id</text:p>
          </table:table-cell>
          <table:table-cell office:value-type="string">
            <text:p>包括：银两，黑木崖箱 等等。</text:p>
          </table:table-cell>
          <table:table-cell table:number-columns-repeated="1021"/>
        </table:table-row>
        <table:table-row table:style-name="ro5">
          <table:table-cell/>
          <table:table-cell table:style-name="ce11" office:value-type="string">
            <text:p>物品4的数量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物品5的id</text:p>
          </table:table-cell>
          <table:table-cell office:value-type="string">
            <text:p>包括：银两，黑木崖箱 等等。</text:p>
          </table:table-cell>
          <table:table-cell table:number-columns-repeated="1021"/>
        </table:table-row>
        <table:table-row table:style-name="ro5">
          <table:table-cell/>
          <table:table-cell table:style-name="ce11" office:value-type="string">
            <text:p>物品5的数量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猜拳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联盟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防方门派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攻方门派ID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防方门派出拳情况</text:p>
          </table:table-cell>
          <table:table-cell office:value-type="string">
            <text:p>石头，剪刀，布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攻方门派出拳情况</text:p>
          </table:table-cell>
          <table:table-cell office:value-type="string">
            <text:p>石头，剪刀，布</text:p>
          </table:table-cell>
          <table:table-cell table:number-columns-repeated="1021"/>
        </table:table-row>
        <table:table-row table:style-name="ro3">
          <table:table-cell table:style-name="ce10"/>
          <table:table-cell table:style-name="ce14" office:value-type="string">
            <text:p>猜拳是否出结果</text:p>
          </table:table-cell>
          <table:table-cell table:style-name="ce10" office:value-type="string">
            <text:p>记录攻防双方每一轮的猜拳结果，如果分出胜负，则清理此记录并且添加记录到猜拳战绩表中</text:p>
          </table:table-cell>
          <table:table-cell table:style-name="ce10"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猜拳战绩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赢方玩家门派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输方玩家门派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赢得的物品ID</text:p>
          </table:table-cell>
          <table:table-cell office:value-type="string">
            <text:p>宝盒，稀有宝盒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时间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table:number-columns-repeated="1023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友敌 (恩怨)" table:style-name="ta9">
        <office:forms form:automatic-focus="false" form:apply-design-mode="false"/>
        <table:table-column table:style-name="co20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9" table:number-columns-repeated="1021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玩家恩怨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玩家1id</text:p>
          </table:table-cell>
          <table:table-cell office:value-type="string">
            <text:p>（只以玩家一为索引）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玩家2i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友/敌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仇敌分类</text:p>
          </table:table-cell>
          <table:table-cell office:value-type="string">
            <text:p>（论剑/奇遇/其他地方）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是否关注？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是否申请</text:p>
          </table:table-cell>
          <table:table-cell office:value-type="string">
            <text:p>1.加好友申请，2.同意，3.拒绝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6" office:value-type="string">
            <text:p>VIP恩怨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VIP等级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允许最大好友上限数量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最多可关注的人数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邮件 (传书)" table:style-name="ta9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9" table:number-columns-repeated="1021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传书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 table:style-name="ce10"/>
          <table:table-cell table:style-name="ce10" office:value-type="string">
            <text:p>传书ID</text:p>
          </table:table-cell>
          <table:table-cell table:style-name="ce10" table:number-columns-repeated="1022"/>
        </table:table-row>
        <table:table-row table:style-name="ro5">
          <table:table-cell/>
          <table:table-cell office:value-type="string">
            <text:p>发送方id</text:p>
          </table:table-cell>
          <table:table-cell office:value-type="string">
            <text:p>别玩家id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接受方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消息主题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消息内容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传书类型</text:p>
          </table:table-cell>
          <table:table-cell office:value-type="string">
            <text:p>系统/领奖/留言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是否查看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是否打开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传书有效时间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传书包含物品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table:style-name="ce11" office:value-type="string">
            <text:p>传书ID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附件中物品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>
            <text:p>附件中物品数量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table:number-columns-repeated="102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聊天" table:style-name="ta9">
        <office:forms form:automatic-focus="false" form:apply-design-mode="false"/>
        <table:table-column table:style-name="co26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39" table:number-columns-repeated="1021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聊天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玩家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聊天内容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范围</text:p>
          </table:table-cell>
          <table:table-cell office:value-type="string">
            <text:p>全服/联盟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发送日期时间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聊天配置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3">
          <table:table-cell/>
          <table:table-cell office:value-type="string">
            <text:p>消息保存时间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table:number-columns-repeated="1023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系统消息 (跑马灯)" table:style-name="ta9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47" table:default-cell-style-name="Default"/>
        <table:table-column table:style-name="co39" table:number-columns-repeated="1021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跑马灯表</text:p>
          </table:table-cell>
          <table:table-cell table:style-name="ce6" office:value-type="string">
            <text:p>属性</text:p>
          </table:table-cell>
          <table:table-cell table:style-name="ce6" office:value-type="string">
            <text:p>说明</text:p>
          </table:table-cell>
          <table:table-cell table:style-name="ce6" table:number-columns-repeated="1021"/>
        </table:table-row>
        <table:table-row table:style-name="ro5">
          <table:table-cell/>
          <table:table-cell office:value-type="string">
            <text:p>玩家门派I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什么模块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做什么事情消息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4" office:value-type="string">
            <text:p>消息</text:p>
          </table:table-cell>
          <table:table-cell table:style-name="ce4"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erif" svg:font-family="'DejaVu Serif'" style:font-family-generic="swiss" style:font-pitch="variable"/>
    <style:font-face style:name="Liberation Sans" svg:font-family="'Liberation Sans'" style:font-family-generic="swiss" style:font-pitch="variable"/>
    <style:font-face style:name="宋体" svg:font-family="宋体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5118P0" style:volatile="true" number:language="zh" number:country="CN">
      <number:text>￥</number:text>
      <number:number number:decimal-places="0" number:min-integer-digits="1" number:grouping="true"/>
    </number:number-style>
    <number:number-style style:name="N5118" number:language="zh" number:country="CN">
      <number:text>￥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zh" number:country="CN">
      <number:text>￥</number:text>
      <number:number number:decimal-places="0" number:min-integer-digits="1" number:grouping="true"/>
    </number:number-style>
    <number:number-style style:name="N5119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5119P0"/>
    </number:number-style>
    <number:number-style style:name="N5121P0" style:volatile="true" number:language="zh" number:country="CN">
      <number:text>￥</number:text>
      <number:number number:decimal-places="2" number:min-integer-digits="1" number:grouping="true"/>
    </number:number-style>
    <number:number-style style:name="N5121" number:language="zh" number:country="CN">
      <number:text>￥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zh" number:country="CN">
      <number:text>￥</number:text>
      <number:number number:decimal-places="2" number:min-integer-digits="1" number:grouping="true"/>
    </number:number-style>
    <number:number-style style:name="N5122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5122P0"/>
    </number:number-style>
    <number:date-style style:name="N5123" number:language="zh" number:country="CN">
      <number:year number:style="long"/>
      <number:text>-</number:text>
      <number:month/>
      <number:text>-</number:text>
      <number:day/>
    </number:date-style>
    <number:date-style style:name="N5124" number:language="zh" number:country="CN">
      <number:day/>
      <number:text>-</number:text>
      <number:month number:textual="true"/>
      <number:text>-</number:text>
      <number:year/>
    </number:date-style>
    <number:date-style style:name="N5125" number:language="zh" number:country="CN">
      <number:day/>
      <number:text>-</number:text>
      <number:month number:textual="true"/>
    </number:date-style>
    <number:date-style style:name="N5126" number:language="zh" number:country="CN">
      <number:month number:textual="true"/>
      <number:text>-</number:text>
      <number:year/>
    </number:date-style>
    <number:time-style style:name="N5127" number:language="zh" number:country="CN">
      <number:hours/>
      <number:text>:</number:text>
      <number:minutes number:style="long"/>
      <number:text> </number:text>
      <number:am-pm/>
    </number:time-style>
    <number:time-style style:name="N5128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9" number:language="zh" number:country="CN">
      <number:hours/>
      <number:text>:</number:text>
      <number:minutes number:style="long"/>
    </number:time-style>
    <number:time-style style:name="N5130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31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5133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33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34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34P0"/>
    </number:number-style>
    <number:number-style style:name="N5136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36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7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37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37P0"/>
    </number:number-style>
    <number:date-style style:name="N5138" number:language="zh" number:country="CN">
      <number:month/>
      <number:text>-</number:text>
      <number:day/>
      <number:text>-</number:text>
      <number:year/>
    </number:date-style>
    <number:time-style style:name="N5139" number:language="zh" number:country="CN">
      <number:hours/>
      <number:text>时</number:text>
      <number:minutes number:style="long"/>
      <number:text>分</number:text>
    </number:time-style>
    <number:time-style style:name="N514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41" number:language="zh" number:country="CN">
      <number:am-pm/>
      <number:hours/>
      <number:text>时</number:text>
      <number:minutes number:style="long"/>
      <number:text>分</number:text>
    </number:time-style>
    <number:time-style style:name="N514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43P0" style:volatile="true" number:language="zh" number:country="CN">
      <number:number number:decimal-places="0" number:min-integer-digits="1" number:grouping="true"/>
    </number:number-style>
    <number:number-style style:name="N5143" number:language="zh" number:country="CN">
      <number:text>-</number:text>
      <number:number number:decimal-places="0" number:min-integer-digits="1" number:grouping="true"/>
      <style:map style:condition="value()&gt;=0" style:apply-style-name="N5143P0"/>
    </number:number-style>
    <number:number-style style:name="N5144P0" style:volatile="true" number:language="zh" number:country="CN">
      <number:number number:decimal-places="0" number:min-integer-digits="1" number:grouping="true"/>
    </number:number-style>
    <number:number-style style:name="N5144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5144P0"/>
    </number:number-style>
    <number:number-style style:name="N5145P0" style:volatile="true" number:language="zh" number:country="CN">
      <number:number number:decimal-places="2" number:min-integer-digits="1" number:grouping="true"/>
    </number:number-style>
    <number:number-style style:name="N5145" number:language="zh" number:country="CN">
      <number:text>-</number:text>
      <number:number number:decimal-places="2" number:min-integer-digits="1" number:grouping="true"/>
      <style:map style:condition="value()&gt;=0" style:apply-style-name="N5145P0"/>
    </number:number-style>
    <number:number-style style:name="N5146P0" style:volatile="true" number:language="zh" number:country="CN">
      <number:number number:decimal-places="2" number:min-integer-digits="1" number:grouping="true"/>
    </number:number-style>
    <number:number-style style:name="N5146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5146P0"/>
    </number:number-style>
    <number:number-style style:name="N5150P0" style:volatile="true" number:language="zh" number:country="CN">
      <number:number number:decimal-places="0" number:min-integer-digits="1" number:grouping="true"/>
      <number:text> </number:text>
    </number:number-style>
    <number:number-style style:name="N5150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5150P2" style:volatile="true" number:language="zh" number:country="CN">
      <number:text> - </number:text>
    </number:number-style>
    <number:text-style style:name="N5150" number:language="zh" number:country="CN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4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5154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5154P2" style:volatile="true" number:language="zh" number:country="CN">
      <number:text> ￥- </number:text>
    </number:number-style>
    <number:text-style style:name="N5154" number:language="zh" number:country="CN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number-style style:name="N5158P0" style:volatile="true" number:language="zh" number:country="CN">
      <number:number number:decimal-places="2" number:min-integer-digits="1" number:grouping="true"/>
      <number:text> </number:text>
    </number:number-style>
    <number:number-style style:name="N5158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5158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5158" number:language="zh" number:country="CN">
      <number:text-content/>
      <number:text> </number:text>
      <style:map style:condition="value()&gt;0" style:apply-style-name="N5158P0"/>
      <style:map style:condition="value()&lt;0" style:apply-style-name="N5158P1"/>
      <style:map style:condition="value()=0" style:apply-style-name="N5158P2"/>
    </number:text-style>
    <number:number-style style:name="N5162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5162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5162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5162" number:language="zh" number:country="CN">
      <number:text-content/>
      <number:text> </number:text>
      <style:map style:condition="value()&gt;0" style:apply-style-name="N5162P0"/>
      <style:map style:condition="value()&lt;0" style:apply-style-name="N5162P1"/>
      <style:map style:condition="value()=0" style:apply-style-name="N5162P2"/>
    </number:text-style>
    <number:time-style style:name="N5163" number:language="zh" number:country="CN">
      <number:minutes number:style="long"/>
      <number:text>:</number:text>
      <number:seconds number:style="long"/>
    </number:time-style>
    <number:time-style style:name="N5164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65" number:language="zh" number:country="CN">
      <number:minutes number:style="long"/>
      <number:text>:</number:text>
      <number:seconds number:style="long" number:decimal-places="1"/>
    </number:time-style>
    <number:number-style style:name="N5166" number:language="zh" number:country="CN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玩家" style:display-name="PageStyle_玩家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弟子" style:display-name="PageStyle_弟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武功" style:display-name="PageStyle_武功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包裹" style:display-name="PageStyle_包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武林谱" style:display-name="PageStyle_武林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道具" style:display-name="PageStyle_道具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江湖" style:display-name="PageStyle_江湖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属性" style:display-name="PageStyle_属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真气" style:display-name="PageStyle_真气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称号" style:display-name="PageStyle_称号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1:51</meta:creation-date>
    <dc:date>2013-09-12T01:02:26</dc:date>
    <meta:editing-cycles>183</meta:editing-cycles>
    <meta:editing-duration>P1DT1H20M57S</meta:editing-duration>
    <meta:generator>LibreOffice/3.5$Linux_X86_64 LibreOffice_project/350m1$Build-2</meta:generator>
    <meta:document-statistic meta:table-count="17" meta:cell-count="966" meta:object-count="0"/>
  </office:meta>
</office:document-meta>
</file>